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11.797cm"/>
    </style:style>
    <style:style style:name="co3" style:family="table-column">
      <style:table-column-properties fo:break-before="auto" style:column-width="8.957cm"/>
    </style:style>
    <style:style style:name="co4" style:family="table-column">
      <style:table-column-properties fo:break-before="auto" style:column-width="13.388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14.808cm"/>
    </style:style>
    <style:style style:name="co7" style:family="table-column">
      <style:table-column-properties fo:break-before="auto" style:column-width="13.656cm"/>
    </style:style>
    <style:style style:name="co8" style:family="table-column">
      <style:table-column-properties fo:break-before="auto" style:column-width="1.69cm"/>
    </style:style>
    <style:style style:name="co9" style:family="table-column">
      <style:table-column-properties fo:break-before="auto" style:column-width="2.47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3.413cm" fo:break-before="auto" style:use-optimal-row-height="false"/>
    </style:style>
    <style:style style:name="ro4" style:family="table-row">
      <style:table-row-properties style:row-height="3.281cm" fo:break-before="auto" style:use-optimal-row-height="false"/>
    </style:style>
    <style:style style:name="ro5" style:family="table-row">
      <style:table-row-properties style:row-height="2.725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826cm" fo:break-before="auto" style:use-optimal-row-height="false"/>
    </style:style>
    <style:style style:name="ro8" style:family="table-row">
      <style:table-row-properties style:row-height="1.984cm" fo:break-before="auto" style:use-optimal-row-height="false"/>
    </style:style>
    <style:style style:name="ro9" style:family="table-row">
      <style:table-row-properties style:row-height="2.337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fo:background-color="#d9ead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ce5c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dee7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d7d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9" table:default-cell-style-name="ce3"/>
        <table:table-column table:style-name="co9" table:number-columns-repeated="1635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Status Pass/Fail</text:p>
          </table:table-cell>
          <table:table-cell table:number-columns-repeated="19"/>
        </table:table-row>
        <table:table-row table:style-name="ro2">
          <table:table-cell table:style-name="ce2"/>
          <table:table-cell table:style-name="ce4" office:value-type="string" calcext:value-type="string">
            <text:p>Позитивные сценарии</text:p>
          </table:table-cell>
          <table:table-cell table:style-name="ce6" table:number-columns-repeated="4"/>
          <table:table-cell table:style-name="ce8"/>
          <table:table-cell table:number-columns-repeated="1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Успешная регистрация пользователя c помощью email</text:p>
          </table:table-cell>
          <table:table-cell table:style-name="ce6" office:value-type="string" calcext:value-type="string">
            <text:p>1. Установлено приложение</text:p>
            <text:p>2. Имеется незарегистрированный в системе email</text:p>
          </table:table-cell>
          <table:table-cell table:style-name="ce6" office:value-type="string" calcext:value-type="string">
            <text:p>1. Открыть приложение  </text:p>
            <text:p>2. Ввести валидные данные в поле «email» и «Имя»</text:p>
            <text:p>3. Нажать «Получить код подтверждения»</text:p>
            <text:p>4. Полученный код подтверждения ввести в поле «Код» в течение 300 секунд</text:p>
            <text:p>5. Ввести 6 символов в поле «Пароль»</text:p>
            <text:p>6. Повторно ввести пароль</text:p>
            <text:p>7. Поставить галку в чекбокс «Условий использования приложения»</text:p>
            <text:p>8. Нажать кнопку «Зарегистрироваться»</text:p>
          </table:table-cell>
          <table:table-cell table:style-name="ce7" office:value-type="string" calcext:value-type="string">
            <text:p><text:a xlink:href="mailto:mozhaeva@mail.ru" xlink:type="simple">
mozhaeva@mail.ru  Юлия
1111
123456
123456
</text:a></text:p>
          </table:table-cell>
          <table:table-cell table:style-name="ce6" office:value-type="string" calcext:value-type="string">
            <text:p>1. Открывается приложение и форма регистрации</text:p>
            <text:p>2. В полях «Имя» и «Еmail» отображаются введенные данные</text:p>
            <text:p>3. На почту поступает код</text:p>
            <text:p>4. Код 1111 отображается в поле</text:p>
            <text:p>5. В поле пароль отображаются 6 точек</text:p>
            <text:p>6. В поле «Подтвердите пароль» отображаются 6 точек</text:p>
            <text:p>7. В чекбоксе «Условия использования приложения» отображается галочка</text:p>
            <text:p>8. Происходит регистрация и переход в профиль</text:p>
          </table:table-cell>
          <table:table-cell table:style-name="ce8" office:value-type="string" calcext:value-type="string">
            <text:p>Pass</text:p>
          </table:table-cell>
          <table:table-cell table:number-columns-repeated="1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Успешная регистрация пользователя c помощью номера телефона</text:p>
          </table:table-cell>
          <table:table-cell table:style-name="ce6" office:value-type="string" calcext:value-type="string">
            <text:p>1. Установлено приложение </text:p>
            <text:p>2. Имеется незарегистрированный в системе номер телефона</text:p>
          </table:table-cell>
          <table:table-cell table:style-name="ce6" office:value-type="string" calcext:value-type="string">
            <text:p>1. Открыть приложение  </text:p>
            <text:p>2. Ввести валидные данные в поле «Телефон» и «Имя»</text:p>
            <text:p>3. Нажать «Получить код подтверждения»</text:p>
            <text:p>4. Полученный код подтверждения ввести в поле «Код» в течение 300 секунд</text:p>
            <text:p>5. Ввести 6 символов в поле «Пароль»</text:p>
            <text:p>6. Повторно ввести пароль</text:p>
            <text:p>7. Поставить галку в чекбокс «Условий использования приложения»</text:p>
            <text:p>8. Нажать кнопку «Зарегистрироваться»</text:p>
          </table:table-cell>
          <table:table-cell table:style-name="ce6" office:value-type="string" calcext:value-type="string">
            <text:p/>
            <text:p>9603333333456</text:p>
            <text:p>123456</text:p>
            <text:p/>
          </table:table-cell>
          <table:table-cell table:style-name="ce6" office:value-type="string" calcext:value-type="string">
            <text:p>1. Открывается приложение и форма регистрации</text:p>
            <text:p>2. В полях «Имя» и «Телефон» отображаются введенные данные</text:p>
            <text:p>3. На номер телефона поступает код</text:p>
            <text:p>4. Код 1111 отображается в поле</text:p>
            <text:p>5. В поле пароль отображаются 6 точек</text:p>
            <text:p>6. В поле «Подтвердите пароль» отображаются 6 точек</text:p>
            <text:p>7. В чекбоксе «Условия использования приложения» отображается галочка</text:p>
            <text:p>8. Происходит регистрация и переход в профиль</text:p>
          </table:table-cell>
          <table:table-cell table:style-name="ce8" office:value-type="string" calcext:value-type="string">
            <text:p>Pass</text:p>
          </table:table-cell>
          <table:table-cell table:number-columns-repeated="19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Активация кода мероприятия</text:p>
          </table:table-cell>
          <table:table-cell table:style-name="ce6" office:value-type="string" calcext:value-type="string">
            <text:p>1. Установлено приложение</text:p>
            <text:p>2. Есть зарегистрированный профиль в приложении</text:p>
            <text:p>3. Имеется валидный код для активации</text:p>
          </table:table-cell>
          <table:table-cell table:style-name="ce6" office:value-type="string" calcext:value-type="string">
            <text:p>1. Открыть приложение </text:p>
            <text:p>2. Войти по телефону или email</text:p>
            <text:p>3. Перейти во вкладку «Профиль» </text:p>
            <text:p>4. Выбрать «Активация мероприятий»</text:p>
            <text:p>5. Ввести валидный код мероприятия и нажать «Применить»</text:p>
            <text:p/>
          </table:table-cell>
          <table:table-cell table:style-name="ce2" office:value-type="string" calcext:value-type="string">
            <text:p>TESTKS</text:p>
          </table:table-cell>
          <table:table-cell table:style-name="ce6" office:value-type="string" calcext:value-type="string">
            <text:p>1. Открывается приложение</text:p>
            <text:p>2. Происходит успешная авторизация</text:p>
            <text:p>3. Открывается вкладка «Профиль»</text:p>
            <text:p>4. Открывается окно «Активация мероприятий»</text:p>
            <text:p>5. Добавляется соответствующее коду мероприятие в доступные пользователю</text:p>
          </table:table-cell>
          <table:table-cell table:style-name="ce8" office:value-type="string" calcext:value-type="string">
            <text:p>Pass</text:p>
          </table:table-cell>
          <table:table-cell table:number-columns-repeated="19"/>
        </table:table-row>
        <table:table-row table:style-name="ro6">
          <table:table-cell table:style-name="ce2"/>
          <table:table-cell table:style-name="ce5" office:value-type="string" calcext:value-type="string">
            <text:p>Негативные сценарии</text:p>
          </table:table-cell>
          <table:table-cell table:style-name="ce2"/>
          <table:table-cell table:style-name="ce6"/>
          <table:table-cell table:style-name="ce2"/>
          <table:table-cell table:style-name="ce6"/>
          <table:table-cell table:style-name="ce9"/>
          <table:table-cell table:number-columns-repeated="19"/>
        </table:table-row>
        <table:table-row table:style-name="ro7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Регистрация с невалидным номером телефона(ввод 8 цифр)</text:p>
          </table:table-cell>
          <table:table-cell table:style-name="ce2" office:value-type="string" calcext:value-type="string">
            <text:p>1.Установлено приложение </text:p>
          </table:table-cell>
          <table:table-cell table:style-name="ce6" office:value-type="string" calcext:value-type="string">
            <text:p>1.Открыть приложение</text:p>
            <text:p>2. Ввести в поле «Телефон» некорректный номер</text:p>
            <text:p>3. Нажать «Получить код подтверждения»</text:p>
          </table:table-cell>
          <table:table-cell table:style-name="ce2" office:value-type="float" office:value="87979792" calcext:value-type="float">
            <text:p>87979792</text:p>
          </table:table-cell>
          <table:table-cell table:style-name="ce6" office:value-type="string" calcext:value-type="string">
            <text:p>1. Открывается приложение</text:p>
            <text:p>2. В поле отображается введенный номер</text:p>
            <text:p>3. Возникает сообщение с просьбой ввести корректный номер</text:p>
          </table:table-cell>
          <table:table-cell table:style-name="ce9" office:value-type="string" calcext:value-type="string">
            <text:p>Fail</text:p>
          </table:table-cell>
          <table:table-cell table:number-columns-repeated="19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Авторизация с несуществующим номером телефона и паролем</text:p>
          </table:table-cell>
          <table:table-cell table:style-name="ce2" office:value-type="string" calcext:value-type="string">
            <text:p>1.Установлено приложение</text:p>
          </table:table-cell>
          <table:table-cell table:style-name="ce6" office:value-type="string" calcext:value-type="string">
            <text:p>1.Открыть приложение</text:p>
            <text:p>2. Ввести в поле «Телефон» некорректный номер </text:p>
            <text:p>3. Ввести в поле «Пароль» верный пароль</text:p>
            <text:p>4. Нажать «Войти»</text:p>
          </table:table-cell>
          <table:table-cell table:style-name="ce2" office:value-type="float" office:value="9600000000" calcext:value-type="float">
            <text:p>9600000000</text:p>
          </table:table-cell>
          <table:table-cell table:style-name="ce6" office:value-type="string" calcext:value-type="string">
            <text:p>1. Открывается приложение</text:p>
            <text:p>2. В поле «Телефон» отображается введенный номер</text:p>
            <text:p>3. В поле «Пароль» отображается введенный пароль</text:p>
            <text:p>4. Выходит сообщение «Неправильные логин или пароль»</text:p>
          </table:table-cell>
          <table:table-cell table:style-name="ce8" office:value-type="string" calcext:value-type="string">
            <text:p>Pass</text:p>
          </table:table-cell>
          <table:table-cell table:number-columns-repeated="19"/>
        </table:table-row>
        <table:table-row table:style-name="ro9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Активация неактуального кода мероприятия</text:p>
          </table:table-cell>
          <table:table-cell table:style-name="ce6" office:value-type="string" calcext:value-type="string">
            <text:p>1. Установлено приложение </text:p>
            <text:p>2. Есть зарегистрированный профиль в приложении </text:p>
          </table:table-cell>
          <table:table-cell table:style-name="ce6" office:value-type="string" calcext:value-type="string">
            <text:p>1. Открыть приложение</text:p>
            <text:p>2. Войти по телефону или email </text:p>
            <text:p>3. Перейти во вкладку «Профиль»  </text:p>
            <text:p>4. Выбрать «Активация мероприятий» </text:p>
            <text:p>5. Ввести неактуальный код мероприятия и нажать «Применить» </text:p>
          </table:table-cell>
          <table:table-cell table:style-name="ce2" office:value-type="float" office:value="8080" calcext:value-type="float">
            <text:p>8080</text:p>
          </table:table-cell>
          <table:table-cell table:style-name="ce6" office:value-type="string" calcext:value-type="string">
            <text:p>1. Открывается приложение </text:p>
            <text:p>2. Происходит успешная авторизация </text:p>
            <text:p>3. Открывается вкладка «Профиль» </text:p>
            <text:p>4. Открывается окно «Активация мероприятий» </text:p>
            <text:p>5. Добавляется соответствующее коду мероприятие в доступные пользователю</text:p>
            <text:p>6. Выходит сообщение о ненайденном коде</text:p>
          </table:table-cell>
          <table:table-cell table:style-name="ce8" office:value-type="string" calcext:value-type="string">
            <text:p>Pass</text:p>
          </table:table-cell>
          <table:table-cell table:number-columns-repeated="19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6"/>
          <table:table-cell table:style-name="ce10"/>
          <table:table-cell table:number-columns-repeated="19"/>
        </table:table-row>
        <table:table-row table:style-name="ro1" table:number-rows-repeated="986">
          <table:table-cell table:number-columns-repeated="26"/>
        </table:table-row>
        <table:table-row table:style-name="ro10" table:number-rows-repeated="1047573">
          <table:table-cell table:number-columns-repeated="26"/>
        </table:table-row>
        <table:table-row table:style-name="ro10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ru-RU</dc:language>
    <dc:date>2024-07-20T10:57:53.417000000</dc:date>
    <meta:editing-cycles>2</meta:editing-cycles>
    <meta:editing-duration>PT1M26S</meta:editing-duration>
    <meta:generator>LibreOffice/7.5.1.2$Windows_X86_64 LibreOffice_project/fcbaee479e84c6cd81291587d2ee68cba099e129</meta:generator>
    <meta:document-statistic meta:table-count="1" meta:cell-count="51" meta:object-count="0"/>
    <meta:user-defined meta:name="AppVersion">15.0000</meta:user-defined>
  </office:meta>
</office:document-meta>
</file>